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4091in"/>
    </style:style>
    <style:style style:name="co12" style:family="table-column">
      <style:table-column-properties fo:break-before="auto" style:column-width="2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71"/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number-columns-repeated="17" table:default-cell-style-name="ce2"/>
        <table:table-column table:style-name="co7" table:number-columns-repeated="2" table:default-cell-style-name="ce2"/>
        <table:table-column table:style-name="co8" table:number-columns-repeated="4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11" table:number-columns-repeated="7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4" office:value-type="string" calcext:value-type="string">
            <text:p>альфа</text:p>
          </table:table-cell>
          <table:table-cell table:style-name="ce4" office:value-type="string" calcext:value-type="string">
            <text:p>бета</text:p>
          </table:table-cell>
          <table:table-cell table:style-name="ce4" office:value-type="string" calcext:value-type="string">
            <text:p>гамма</text:p>
          </table:table-cell>
          <table:table-cell table:style-name="ce4" office:value-type="string" calcext:value-type="string">
            <text:p>дельта</text:p>
          </table:table-cell>
          <table:table-cell table:style-name="ce4" office:value-type="string" calcext:value-type="string">
            <text:p>эпсилон</text:p>
          </table:table-cell>
          <table:table-cell table:style-name="ce4" office:value-type="string" calcext:value-type="string">
            <text:p>эта</text:p>
          </table:table-cell>
          <table:table-cell table:style-name="ce4" office:value-type="string" calcext:value-type="string">
            <text:p>тета</text:p>
          </table:table-cell>
          <table:table-cell table:style-name="ce4" office:value-type="string" calcext:value-type="string">
            <text:p>йота</text:p>
          </table:table-cell>
          <table:table-cell table:style-name="ce4" office:value-type="string" calcext:value-type="string">
            <text:p>дзета</text:p>
          </table:table-cell>
          <table:table-cell table:style-name="ce4" office:value-type="string" calcext:value-type="string">
            <text:p>лямбда</text:p>
          </table:table-cell>
          <table:table-cell table:style-name="ce4" office:value-type="string" calcext:value-type="string">
            <text:p>мю</text:p>
          </table:table-cell>
          <table:table-cell table:style-name="ce4" office:value-type="string" calcext:value-type="string">
            <text:p>ню</text:p>
          </table:table-cell>
          <table:table-cell table:style-name="ce4" office:value-type="string" calcext:value-type="string">
            <text:p>кси</text:p>
          </table:table-cell>
          <table:table-cell table:style-name="ce4" office:value-type="string" calcext:value-type="string">
            <text:p>омикрон</text:p>
          </table:table-cell>
          <table:table-cell table:style-name="ce4" office:value-type="string" calcext:value-type="string">
            <text:p>пи</text:p>
          </table:table-cell>
          <table:table-cell table:style-name="ce4" office:value-type="string" calcext:value-type="string">
            <text:p>ро</text:p>
          </table:table-cell>
          <table:table-cell table:style-name="ce7" office:value-type="string" calcext:value-type="string">
            <text:p>ипсилон</text:p>
          </table:table-cell>
          <table:table-cell table:style-name="ce7" office:value-type="string" calcext:value-type="string">
            <text:p>каппа</text:p>
          </table:table-cell>
          <table:table-cell table:style-name="ce4" office:value-type="string" calcext:value-type="string">
            <text:p>сигма</text:p>
          </table:table-cell>
          <table:table-cell table:style-name="ce4" office:value-type="string" calcext:value-type="string">
            <text:p>тау</text:p>
          </table:table-cell>
          <table:table-cell table:style-name="ce4" office:value-type="string" calcext:value-type="string">
            <text:p>фи</text:p>
          </table:table-cell>
          <table:table-cell table:style-name="ce4" office:value-type="string" calcext:value-type="string">
            <text:p>хи</text:p>
          </table:table-cell>
          <table:table-cell table:style-name="ce4" office:value-type="string" calcext:value-type="string">
            <text:p>пси</text:p>
          </table:table-cell>
          <table:table-cell table:style-name="ce4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</table:table-row>
        <table:table-row table:style-name="ro1">
          <table:table-cell table:style-name="ce14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3"/>
          <table:table-cell office:value-type="string" calcext:value-type="string">
            <text:p>2:0 [1]</text:p>
          </table:table-cell>
          <table:table-cell office:value-type="string" calcext:value-type="string">
            <text:p>[4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2]+[.AB2]+[.AC2]+[.AD2]+[.AE2]+[.AF2]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2.888889" calcext:value-type="float">
            <text:p>2.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office:value-type="string" calcext:value-type="string">
            <text:p>0:2 [3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8"/>
          <table:table-cell office:value-type="string" calcext:value-type="string">
            <text:p>[4]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3]+[.AB3]+[.AC3]+[.AD3]+[.AE3]+[.AF3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:0 [3]</text:p>
          </table:table-cell>
          <table:table-cell table:style-name="ce16"/>
          <table:table-cell table:number-columns-repeated="2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[4]</text:p>
          </table:table-cell>
          <table:table-cell table:number-columns-repeated="11"/>
          <table:table-cell office:value-type="string" calcext:value-type="string">
            <text:p>2:0 [1]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8" table:formula="of:=[.AA4]+[.AB4]+[.AC4]+[.AD4]+[.AE4]+[.AF4]" office:value-type="float" office:value="8" calcext:value-type="float">
            <text:p>8</text:p>
          </table:table-cell>
          <table:table-cell table:number-columns-repeated="3"/>
          <table:table-cell table:style-name="ce10" office:value-type="float" office:value="3.375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6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4"/>
          <table:table-cell office:value-type="string" calcext:value-type="string">
            <text:p>0:2 [1]</text:p>
          </table:table-cell>
          <table:table-cell table:number-columns-repeated="5"/>
          <table:table-cell office:value-type="string" calcext:value-type="string">
            <text:p>[4]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5]+[.AB5]+[.AC5]+[.AD5]+[.AE5]+[.AF5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0:2 [2]</text:p>
          </table:table-cell>
          <table:table-cell table:style-name="ce16"/>
          <table:table-cell table:number-columns-repeated="5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6]+[.AB6]+[.AC6]+[.AD6]+[.AE6]+[.AF6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2.875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2:0 [3]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style-name="ce18" table:formula="of:=[.AA7]+[.AB7]+[.AC7]+[.AD7]+[.AE7]+[.AF7]" office:value-type="float" office:value="10" calcext:value-type="float">
            <text:p>10</text:p>
          </table:table-cell>
          <table:table-cell table:number-columns-repeated="3"/>
          <table:table-cell table:style-name="ce10"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:2 [2]</text:p>
          </table:table-cell>
          <table:table-cell table:number-columns-repeated="4"/>
          <table:table-cell table:style-name="ce16"/>
          <table:table-cell/>
          <table:table-cell office:value-type="string" calcext:value-type="string">
            <text:p>2:0 [1]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table:formula="of:=[.AA8]+[.AB8]+[.AC8]+[.AD8]+[.AE8]+[.AF8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22222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/>
          <table:table-cell table:style-name="ce16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2:0 [2]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table:formula="of:=[.AA9]+[.AB9]+[.AC9]+[.AD9]+[.AE9]+[.AF9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4.75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16"/>
          <table:table-cell/>
          <table:table-cell office:value-type="string" calcext:value-type="string">
            <text:p>[2]</text:p>
          </table:table-cell>
          <table:table-cell table:number-columns-repeated="2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0]+[.AB10]+[.AC10]+[.AD10]+[.AE10]+[.AF10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0.33333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2 [2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5"/>
          <table:table-cell table:style-name="ce16"/>
          <table:table-cell table:number-columns-repeated="2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[4]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1]+[.AB11]+[.AC11]+[.AD11]+[.AE11]+[.AF11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1.875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[4]</text:p>
          </table:table-cell>
          <table:table-cell table:number-columns-repeated="3"/>
          <table:table-cell office:value-type="string" calcext:value-type="string">
            <text:p>0:2 [2]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2]+[.AB12]+[.AC12]+[.AD12]+[.AE12]+[.AF12]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0.66666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style-name="ce16"/>
          <table:table-cell office:value-type="string" calcext:value-type="string">
            <text:p>2:0 [3]</text:p>
          </table:table-cell>
          <table:table-cell office:value-type="string" calcext:value-type="string">
            <text:p>2:0 [1]</text:p>
          </table:table-cell>
          <table:table-cell office:value-type="string" calcext:value-type="string">
            <text:p>0:2 [2]</text:p>
          </table:table-cell>
          <table:table-cell table:number-columns-repeated="6"/>
          <table:table-cell office:value-type="string" calcext:value-type="string">
            <text:p>[4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8" table:formula="of:=[.AA13]+[.AB13]+[.AC13]+[.AD13]+[.AE13]+[.AF13]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0:2 [3]</text:p>
          </table:table-cell>
          <table:table-cell table:style-name="ce16"/>
          <table:table-cell office:value-type="string" calcext:value-type="string">
            <text:p>2:0 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4]+[.AB14]+[.AC14]+[.AD14]+[.AE14]+[.AF14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2.33333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office:value-type="string" calcext:value-type="string">
            <text:p>0:2 [2]</text:p>
          </table:table-cell>
          <table:table-cell table:style-name="ce1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5]+[.AB15]+[.AC15]+[.AD15]+[.AE15]+[.AF15]" office:value-type="float" office:value="3" calcext:value-type="float">
            <text:p>3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 table:number-columns-repeated="8"/>
          <table:table-cell office:value-type="string" calcext:value-type="string">
            <text:p>[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16]+[.AB16]+[.AC16]+[.AD16]+[.AE16]+[.AF16]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1.857143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4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8"/>
          <table:table-cell table:style-name="ce16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7]+[.AB17]+[.AC17]+[.AD17]+[.AE17]+[.AF17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77777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2:0 [3]</text:p>
          </table:table-cell>
          <table:table-cell table:number-columns-repeated="6"/>
          <table:table-cell office:value-type="string" calcext:value-type="string">
            <text:p>2:0 [1]</text:p>
          </table:table-cell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[4]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18]+[.AB18]+[.AC18]+[.AD18]+[.AE18]+[.AF18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55555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string" calcext:value-type="string">
            <text:p>[4]</text:p>
          </table:table-cell>
          <table:table-cell table:number-columns-repeated="6"/>
          <table:table-cell office:value-type="string" calcext:value-type="string">
            <text:p>2:0 [2]</text:p>
          </table:table-cell>
          <table:table-cell table:style-name="ce16"/>
          <table:table-cell office:value-type="string" calcext:value-type="string">
            <text:p>2:0 [1]</text:p>
          </table:table-cell>
          <table:table-cell/>
          <table:table-cell office:value-type="string" calcext:value-type="string">
            <text:p>0:2 [3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table:formula="of:=[.AA19]+[.AB19]+[.AC19]+[.AD19]+[.AE19]+[.AF19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0:2 [3]</text:p>
          </table:table-cell>
          <table:table-cell table:number-columns-repeated="4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1]</text:p>
          </table:table-cell>
          <table:table-cell table:style-name="ce16"/>
          <table:table-cell table:number-columns-repeated="3"/>
          <table:table-cell office:value-type="string" calcext:value-type="string">
            <text:p>[4]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style-name="ce18" table:formula="of:=[.AA20]+[.AB20]+[.AC20]+[.AD20]+[.AE20]+[.AF20]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1.33333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3"/>
          <table:table-cell office:value-type="string" calcext:value-type="string">
            <text:p>[4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2:0 [3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8" table:formula="of:=[.AA21]+[.AB21]+[.AC21]+[.AD21]+[.AE21]+[.AF21]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3.125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 table:number-columns-repeated="9"/>
          <table:table-cell office:value-type="string" calcext:value-type="string">
            <text:p>2:0 [3]</text:p>
          </table:table-cell>
          <table:table-cell/>
          <table:table-cell office:value-type="string" calcext:value-type="string">
            <text:p>2:0 [2]</text:p>
          </table:table-cell>
          <table:table-cell table:style-name="ce16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8" table:formula="of:=[.AA22]+[.AB22]+[.AC22]+[.AD22]+[.AE22]+[.AF22]" office:value-type="float" office:value="8" calcext:value-type="float">
            <text:p>8</text:p>
          </table:table-cell>
          <table:table-cell table:number-columns-repeated="3"/>
          <table:table-cell table:style-name="ce10" office:value-type="float" office:value="4.857143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0:2 [2]</text:p>
          </table:table-cell>
          <table:table-cell table:number-columns-repeated="3"/>
          <table:table-cell office:value-type="string" calcext:value-type="string">
            <text:p>[4]</text:p>
          </table:table-cell>
          <table:table-cell table:number-columns-repeated="9"/>
          <table:table-cell table:style-name="ce16"/>
          <table:table-cell/>
          <table:table-cell office:value-type="string" calcext:value-type="string">
            <text:p>1:1 [3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23]+[.AB23]+[.AC23]+[.AD23]+[.AE23]+[.AF23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3.875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[4]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[.AA24]+[.AB24]+[.AC24]+[.AD24]+[.AE24]+[.AF24]" office:value-type="float" office:value="4" calcext:value-type="float">
            <text:p>4</text:p>
          </table:table-cell>
          <table:table-cell table:number-columns-repeated="3"/>
          <table:table-cell table:style-name="ce10" office:value-type="float" office:value="0.88888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8"/>
          <table:table-cell office:value-type="string" calcext:value-type="string">
            <text:p>[4]</text:p>
          </table:table-cell>
          <table:table-cell table:number-columns-repeated="6"/>
          <table:table-cell office:value-type="string" calcext:value-type="string">
            <text:p>1:1 [3]</text:p>
          </table:table-cell>
          <table:table-cell office:value-type="string" calcext:value-type="string">
            <text:p>2:0 [2]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AA25]+[.AB25]+[.AC25]+[.AD25]+[.AE25]+[.AF25]" office:value-type="float" office:value="5" calcext:value-type="float">
            <text:p>5</text:p>
          </table:table-cell>
          <table:table-cell table:number-columns-repeated="3"/>
          <table:table-cell table:style-name="ce10" office:value-type="float" office:value="5.125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ombardier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Д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т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ы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Иванова Екатер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8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table.A1:table.AS2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5" number:min-decimal-places="5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21:08:40.748234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31T21:16:24.852823040</dc:date>
    <meta:editing-duration>P1DT5H39M10S</meta:editing-duration>
    <meta:editing-cycles>87</meta:editing-cycles>
    <meta:generator>LibreOffice/7.5.4.2$Linux_X86_64 LibreOffice_project/50$Build-2</meta:generator>
    <meta:document-statistic meta:table-count="3" meta:cell-count="997" meta:object-count="0"/>
  </office:meta>
</office:document-meta>
</file>